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Light" svg:font-family="'Segoe UI Light'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officeooo:paragraph-rsid="0004f9ba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4f9ba" officeooo:paragraph-rsid="0004f9ba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 style:writing-mode="lr-tb"/>
      <style:text-properties style:font-name="Segoe UI Light" fo:font-size="18pt" fo:font-weight="bold"/>
    </style:style>
    <style:style style:name="P4" style:family="paragraph" style:parent-style-name="Text_20_body">
      <loext:graphic-properties draw:fill="solid" draw:fill-color="#e5e5e5" draw:opacity="100%"/>
      <style:paragraph-properties fo:margin-top="0cm" fo:margin-bottom="0cm" style:contextual-spacing="false" fo:background-color="#e5e5e5" style:writing-mode="lr-tb"/>
      <style:text-properties fo:font-variant="normal" fo:text-transform="none" fo:color="#222222" loext:opacity="100%" style:font-name="Segoe UI Light" fo:font-size="11pt" fo:letter-spacing="normal" fo:font-style="normal" fo:font-weight="bold" loext:padding="0cm" loext:border="none"/>
    </style:style>
    <style:style style:name="P5" style:family="paragraph" style:parent-style-name="Text_20_body">
      <loext:graphic-properties draw:fill="solid" draw:fill-color="#e6e6e6" draw:opacity="100%"/>
      <style:paragraph-properties fo:margin-top="0cm" fo:margin-bottom="0cm" style:contextual-spacing="false" fo:background-color="#e6e6e6" style:writing-mode="lr-tb"/>
      <style:text-properties fo:font-variant="normal" fo:text-transform="none" fo:color="#222222" loext:opacity="100%" style:font-name="Segoe UI Light" fo:font-size="11pt" fo:letter-spacing="normal" fo:font-style="normal" fo:font-weight="bold" loext:padding="0cm" loext:border="none"/>
    </style:style>
    <style:style style:name="P6" style:family="paragraph" style:parent-style-name="Text_20_body">
      <style:paragraph-properties fo:margin-top="0cm" fo:margin-bottom="0cm" style:contextual-spacing="false" style:writing-mode="lr-tb"/>
      <style:text-properties fo:font-variant="normal" fo:text-transform="none" fo:color="#222222" loext:opacity="100%" style:font-name="Arial" fo:font-size="11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222222" loext:opacity="100%" style:font-name="Arial" fo:font-size="11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2.499cm" fo:margin-right="0cm" fo:margin-top="0cm" fo:margin-bottom="0cm" style:contextual-spacing="false" fo:text-indent="1.251cm" style:auto-text-indent="false" style:writing-mode="lr-tb"/>
      <style:text-properties fo:font-variant="normal" fo:text-transform="none" fo:color="#222222" loext:opacity="100%" style:font-name="Arial" fo:font-size="11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3.75cm" fo:margin-right="0cm" fo:margin-top="0cm" fo:margin-bottom="0cm" style:contextual-spacing="false" fo:text-indent="0cm" style:auto-text-indent="false" style:writing-mode="lr-tb"/>
      <style:text-properties fo:font-variant="normal" fo:text-transform="none" fo:color="#222222" loext:opacity="100%" style:font-name="Arial" fo:font-size="11pt" fo:letter-spacing="normal" fo:font-style="italic" fo:font-weight="normal" loext:padding="0cm" loext:border="none"/>
    </style:style>
    <style:style style:name="P10" style:family="paragraph" style:parent-style-name="Text_20_body">
      <style:paragraph-properties fo:margin-left="3.75cm" fo:margin-right="0cm" fo:margin-top="0cm" fo:margin-bottom="0cm" style:contextual-spacing="false" fo:text-indent="0cm" style:auto-text-indent="false" style:writing-mode="lr-tb"/>
    </style:style>
    <style:style style:name="P11" style:family="paragraph" style:parent-style-name="Text_20_body">
      <style:paragraph-properties fo:margin-left="2.499cm" fo:margin-right="0cm" fo:margin-top="0cm" fo:margin-bottom="0cm" style:contextual-spacing="false" fo:text-indent="1.251cm" style:auto-text-indent="false" style:writing-mode="lr-tb"/>
    </style:style>
    <style:style style:name="P12" style:family="paragraph" style:parent-style-name="Text_20_body">
      <style:paragraph-properties fo:margin-top="0cm" fo:margin-bottom="0cm" style:contextual-spacing="false" style:writing-mode="lr-tb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4" style:family="paragraph" style:parent-style-name="Text_20_body">
      <style:paragraph-properties fo:margin-top="0cm" fo:margin-bottom="0cm" style:contextual-spacing="false" style:writing-mode="lr-tb"/>
      <style:text-properties fo:font-size="11pt" fo:font-weight="normal"/>
    </style:style>
    <style:style style:name="P15" style:family="paragraph" style:parent-style-name="Text_20_body">
      <style:paragraph-properties fo:margin-top="0cm" fo:margin-bottom="0cm" style:contextual-spacing="false" style:writing-mode="lr-tb"/>
      <style:text-properties fo:font-size="11pt" fo:font-weight="normal" officeooo:rsid="0008fdde"/>
    </style:style>
    <style:style style:name="P16" style:family="paragraph" style:parent-style-name="Text_20_body">
      <style:paragraph-properties fo:margin-top="0cm" fo:margin-bottom="0cm" style:contextual-spacing="false" style:writing-mode="lr-tb"/>
      <style:text-properties officeooo:rsid="0008fdde" officeooo:paragraph-rsid="0008fdde"/>
    </style:style>
    <style:style style:name="T1" style:family="text">
      <style:text-properties style:font-name="Arial" fo:font-size="11pt" fo:font-style="italic"/>
    </style:style>
    <style:style style:name="T2" style:family="text">
      <style:text-properties fo:font-variant="normal" fo:text-transform="none" fo:color="#222222" loext:opacity="100%" style:font-name="Arial" fo:font-size="11pt" fo:letter-spacing="normal" fo:font-style="italic" fo:font-weight="normal" loext:padding="0cm" loext:border="none"/>
    </style:style>
    <style:style style:name="T3" style:family="text">
      <style:text-properties fo:font-variant="normal" fo:text-transform="none" fo:color="#222222" loext:opacity="100%" style:font-name="Arial" fo:letter-spacing="normal" fo:font-style="normal" loext:padding="0cm" loext:border="none"/>
    </style:style>
    <style:style style:name="T4" style:family="text">
      <style:text-properties fo:font-variant="normal" fo:text-transform="none" fo:color="#222222" loext:opacity="100%" style:font-name="Google Sans" fo:font-size="14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222222" loext:opacity="100%" style:font-name="Segoe UI Light" fo:font-size="18pt" fo:letter-spacing="normal" fo:font-style="normal" fo:font-weight="bold" loext:padding="0cm" loext:border="none"/>
    </style:style>
    <style:style style:name="T6" style:family="text">
      <style:text-properties officeooo:rsid="0008fdde"/>
    </style:style>
    <style:style style:name="T7" style:family="text">
      <style:text-properties officeooo:rsid="0004f9ba" style:font-size-asian="11.3500003814697pt" style:font-weight-asian="bold" style:font-size-complex="13pt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lanie Wittwer-Domeyer </text:p>
      <text:p text:style-name="P1"><text:span text:style-name="T7">Schulstraße 19- 37120 Bovenden <text:s/>Tel: 017665550963</text:span><text:bookmark text:name=":oh"/></text:p>
      <text:section text:style-name="Sect1" text:name=":oh">
        <text:section text:style-name="Sect1" text:name=":og">
          <text:section text:style-name="Sect1" text:name="Bereich1">
            <text:section text:style-name="Sect1" text:name="Bereich2">
              <text:p text:style-name="P3"><text:bookmark text:name=":og"/>Lebenslauf</text:p>
              <text:p text:style-name="P12"/>
              <text:p text:style-name="P4">Persönliche Daten</text:p>
              <text:p text:style-name="P12"/>
              <text:p text:style-name="P6">Geboren 19. April 1986 in Göttingen</text:p>
              <text:p text:style-name="P12"/>
              <text:p text:style-name="P6">Familienstand Verheiratet, 1 Kind (Betreuung ganztägig gesichert)</text:p>
              <text:p text:style-name="P5">Werdegang</text:p>
              <text:p text:style-name="P12"/>
              <text:p text:style-name="P16">2023-2024<text:tab/><text:tab/><text:tab/>Bei der DCI WebDev Ausbildun</text:p>
              <text:p text:style-name="P12"/>
              <text:p text:style-name="P6">von 2021-2022 <text:tab/><text:tab/>Tedi GMBH &amp; coKG</text:p>
              <text:p text:style-name="P12"/>
              <text:p text:style-name="P6">von 2020-2021 <text:tab/><text:tab/>Pipenbrock Gebäudereinigung</text:p>
              <text:p text:style-name="P12"/>
              <text:p text:style-name="P6">Seit 2019-2022 <text:tab/><text:tab/>Wisag Gebäudereingung Objekt dpd Nörten-Hardenberg</text:p>
              <text:p text:style-name="P12"/>
              <text:p text:style-name="P7">Seit 2015 bis <text:span text:style-name="T6">2024<text:tab/><text:tab/></text:span> Pre-Loaderin bei dpd in Nörten-Hardenberg, Spontan Logistik, <text:tab/><text:tab/><text:tab/><text:tab/><text:tab/>Staufenberg</text:p>
              <text:p text:style-name="P10"/>
              <text:p text:style-name="P10"/>
              <text:p text:style-name="P7">2011 – 03/2014 <text:tab/><text:tab/>Reinigungskraft und Küchenhilfe in der Plesseschule Reyershausen, <text:tab/><text:tab/><text:tab/><text:tab/>Flecken Bovenden</text:p>
              <text:p text:style-name="P12"/>
              <text:p text:style-name="P6">2009 – 2011<text:tab/><text:tab/><text:tab/> Mutterschutz und Elternzeit</text:p>
              <text:p text:style-name="P12"/>
              <text:p text:style-name="P6">2005 – 2006 <text:tab/><text:tab/><text:tab/>Teilnahme am Projekt „Fit for Job“, Beschäftigungsförderung, <text:tab/><text:tab/><text:tab/><text:tab/><text:tab/>Göttingen</text:p>
              <text:p text:style-name="P12"/>
              <text:p text:style-name="P5">Schulausbildung und Praktika</text:p>
              <text:p text:style-name="P12"/>
              <text:p text:style-name="P6">2004 – 2008 <text:tab/><text:tab/>Arbeit &amp; Leben in Göttingen</text:p>
              <text:p text:style-name="P8">Realschulabschluss</text:p>
              <text:p text:style-name="P11"/>
              <text:p text:style-name="P9">2005 3-wöchiges Praktikum in der Küche der Waldorfschule Weende, Bildungsvereinigung Arbeit und Leben in Göttingen</text:p>
              <text:p text:style-name="P12"/>
              <text:p text:style-name="P9">2004 – 2005 Berufsorientierung im Bereich Gartenbau, Bildungsvereinigung Arbeit und Leben in Göttingen</text:p>
              <text:p text:style-name="P12"/>
              <text:p text:style-name="P6">2003 – 2004<text:tab/><text:tab/> Arbeit &amp; Leben in Göttingen</text:p>
              <text:p text:style-name="P8">Hauptschulabschluss</text:p>
              <text:p text:style-name="P11"/>
              <text:p text:style-name="P9">2004 3-wöchiges Praktikum im Friseursalon Koch, Bildungsvereinigung Arbeit und Leben in Göttingen</text:p>
              <text:p text:style-name="P13"><text:soft-page-break/><text:span text:style-name="T2">2004</text:span><text:span text:style-name="T4"><text:tab/><text:tab/><text:tab/></text:span><text:span text:style-name="T2">3-wöchiges Praktikum in der Großküche des Kinderheimes Rittmarshausen, <text:tab/><text:tab/><text:tab/>Bildungsvereinigung Arbeit und Leben in Göttingen</text:span></text:p>
              <text:p text:style-name="P9">2004 6-Wöchiges Praktikum bei Rewe zum Regale einräumen und an der leergutannahme Bildungsvereinigung Arbeit und Leben in Göttingen</text:p>
              <text:p text:style-name="P12"/>
              <text:p text:style-name="P6">002 – 2003 <text:tab/><text:tab/>Berufsbildende Schule III, BVJ im Fachbereich Hauswirtschaft, Göttingen</text:p>
              <text:p text:style-name="P12"/>
              <text:p text:style-name="P6">1999 – 2002 <text:tab/><text:tab/>Käthe-Kollwitz Hauptschule, Göttingen</text:p>
              <text:p text:style-name="P12"/>
              <text:p text:style-name="P6">1993 – 1999 <text:tab/><text:tab/>Hagenberg Grundschule, Göttingen</text:p>
              <text:p text:style-name="P12"/>
              <text:p text:style-name="P5">Sonstiges</text:p>
              <text:p text:style-name="P12"/>
              <text:p text:style-name="P6">PC-Kenntnisse Grundkenntnisse im MS Word und Internet <text:span text:style-name="T6">HTML, CSS, Bootrap, Tailwind und SASS/SCSS Dazu kommt dann noch Javaskript und React </text:span></text:p>
              <text:p text:style-name="P12"/>
              <text:p text:style-name="P14"><text:span text:style-name="T3">Fremdsprache Gute Kenntnisse in Englisch</text:span></text:p>
              <text:p text:style-name="P15"><text:span text:style-name="T5"/></text:p>
            </text:section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Light" svg:font-family="'Segoe UI Light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9:11:20.995962731</meta:creation-date>
    <dc:date>2023-09-04T11:23:27.017899535</dc:date>
    <meta:editing-duration>PT1M5S</meta:editing-duration>
    <meta:editing-cycles>1</meta:editing-cycles>
    <meta:document-statistic meta:table-count="0" meta:image-count="0" meta:object-count="0" meta:page-count="2" meta:paragraph-count="31" meta:word-count="223" meta:character-count="1814" meta:non-whitespace-character-count="1563"/>
    <meta:generator>LibreOffice/7.3.7.2$Linux_X86_64 LibreOffice_project/30$Build-2</meta:generator>
  </office:meta>
</office:document-meta>
</file>